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cm" fo:min-width="0.889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0.574cm" fo:min-width="0.23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2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cm"/>
    </style:style>
    <style:style style:name="gr6" style:family="graphic" style:parent-style-name="standard">
      <style:graphic-properties draw:textarea-horizontal-align="justify" draw:textarea-vertical-align="middle" draw:auto-grow-height="false" fo:min-height="1.108cm" fo:min-width="0.71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14" style:family="graphic" style:parent-style-name="standard">
      <style:graphic-properties draw:textarea-horizontal-align="justify" draw:textarea-vertical-align="middle" draw:auto-grow-height="false" fo:min-height="0.914cm" fo:min-width="0.542cm"/>
    </style:style>
    <style:style style:name="gr15" style:family="graphic" style:parent-style-name="standard">
      <style:graphic-properties draw:textarea-horizontal-align="justify" draw:textarea-vertical-align="middle" draw:auto-grow-height="false" fo:min-height="1.011cm" fo:min-width="0.628cm"/>
    </style:style>
    <style:style style:name="gr16" style:family="graphic" style:parent-style-name="standard">
      <style:graphic-properties draw:marker-start="Arrow" draw:marker-start-width="0.3cm" draw:fill="solid" draw:fill-color="#3465a4" draw:textarea-vertical-align="middle"/>
    </style:style>
    <style:style style:name="gr17" style:family="graphic" style:parent-style-name="standard">
      <style:graphic-properties draw:marker-start="Arrow" draw:marker-start-width="0.3cm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496cm" fo:min-width="1.0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3cm"/>
    </style:style>
    <style:style style:name="gr20" style:family="graphic" style:parent-style-name="standard">
      <style:graphic-properties draw:textarea-horizontal-align="justify" draw:textarea-vertical-align="middle" draw:auto-grow-height="false" fo:min-height="0.23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5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3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47cm"/>
    </style:style>
    <style:style style:name="gr25" style:family="graphic" style:parent-style-name="standard">
      <style:graphic-properties draw:textarea-horizontal-align="justify" draw:textarea-vertical-align="middle" draw:auto-grow-height="false" fo:min-height="0.09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1.69cm" fo:min-width="1.236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5cm"/>
    </style:style>
    <style:style style:name="gr32" style:family="graphic" style:parent-style-name="standard">
      <style:graphic-properties draw:textarea-horizontal-align="justify" draw:textarea-vertical-align="middle" draw:auto-grow-height="false" fo:min-height="0.162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593cm" fo:min-width="1.1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2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1.539cm"/>
    </style:style>
    <style:style style:name="gr38" style:family="graphic" style:parent-style-name="standard">
      <style:graphic-properties draw:textarea-horizontal-align="justify" draw:textarea-vertical-align="middle" draw:auto-grow-height="false" fo:min-height="1.168cm" fo:min-width="0.755cm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standard">
      <style:graphic-properties draw:fill-color="#579d1c" draw:textarea-horizontal-align="justify" draw:textarea-vertical-align="middle" draw:auto-grow-height="false" fo:min-height="0.944cm" fo:min-width="0.494cm"/>
    </style:style>
    <style:style style:name="gr41" style:family="graphic" style:parent-style-name="standard">
      <style:graphic-properties draw:fill-color="#579d1c" draw:textarea-horizontal-align="justify" draw:textarea-vertical-align="middle" draw:auto-grow-height="false" fo:min-height="0.764cm" fo:min-width="0.3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264cm"/>
    </style:style>
    <style:style style:name="gr44" style:family="graphic" style:parent-style-name="standard">
      <style:graphic-properties draw:fill-color="#579d1c" draw:textarea-horizontal-align="justify" draw:textarea-vertical-align="middle" draw:auto-grow-height="false" fo:min-height="0.392cm" fo:min-width="0cm"/>
    </style:style>
    <style:style style:name="gr45" style:family="graphic" style:parent-style-name="standard">
      <style:graphic-properties draw:fill-color="#579d1c" draw:textarea-horizontal-align="justify" draw:textarea-vertical-align="middle" draw:auto-grow-height="false" fo:min-height="1.61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style:font-name="Linux Libertine Initials O" fo:font-size="9pt" style:font-size-asian="9pt" style:font-size-complex="9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Linux Libertine Initials O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389cm" svg:height="1.94cm" svg:x="18.245cm" svg:y="14.785cm">
          <text:p text:style-name="P1"><text:span text:style-name="T1">ClarkePa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42cm" svg:height="1.164cm" svg:x="22.4cm" svg:y="14.8cm">
          <text:p text:style-name="P1"><text:span text:style-name="T1"><text:s text:c="16"/></text:span><text:span text:style-name="T1">Induction 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5cm" svg:y1="15.1cm" svg:x2="19.664cm" svg:y2="15.1cm">
          <text:p/>
        </draw:line>
        <draw:frame draw:style-name="gr4" draw:text-style-name="P3" draw:layer="layout" svg:width="0.773cm" svg:height="0.9cm" svg:x="20.109cm" svg:y="14.6cm">
          <draw:text-box>
            <text:p><text:span text:style-name="T1">ia</text:span></text:p>
          </draw:text-box>
        </draw:frame>
        <draw:frame draw:style-name="gr5" draw:text-style-name="P3" draw:layer="layout" svg:width="1.06cm" svg:height="0.645cm" svg:x="17.213cm" svg:y="15.367cm">
          <draw:text-box>
            <text:p><text:span text:style-name="T1">Idq</text:span></text:p>
          </draw:text-box>
        </draw:frame>
        <draw:custom-shape draw:style-name="gr6" draw:text-style-name="P1" draw:layer="layout" svg:width="1.215cm" svg:height="1.358cm" svg:x="16.249cm" svg:y="15.949cm">
          <text:p/>
          <draw:enhanced-geometry svg:viewBox="0 0 21600 21600" draw:type="rectangle" draw:enhanced-path="M 0 0 L 21600 0 21600 21600 0 21600 0 0 Z N"/>
        </draw:custom-shape>
        <draw:line draw:style-name="gr3" draw:text-style-name="P1" xml:id="id1" draw:id="id1" draw:layer="layout" svg:x1="16.422cm" svg:y1="16.046cm" svg:x2="16.422cm" svg:y2="13.427cm">
          <text:p/>
        </draw:line>
        <draw:line draw:style-name="gr7" draw:text-style-name="P1" draw:layer="layout" svg:x1="16.422cm" svg:y1="14.203cm" svg:x2="18.591cm" svg:y2="14.203cm">
          <text:p/>
        </draw:line>
        <draw:frame draw:style-name="gr8" draw:text-style-name="P3" draw:layer="layout" svg:width="3.174cm" svg:height="0.645cm" svg:x="17.464cm" svg:y="12.7cm">
          <draw:text-box>
            <text:p><text:span text:style-name="T1">Rotor flux angle</text:span></text:p>
          </draw:text-box>
        </draw:frame>
        <draw:line draw:style-name="gr3" draw:text-style-name="P1" draw:layer="layout" svg:x1="18.592cm" svg:y1="14.203cm" svg:x2="18.592cm" svg:y2="15.076cm">
          <text:p/>
        </draw:line>
        <draw:line draw:style-name="gr3" draw:text-style-name="P1" draw:layer="layout" svg:x1="18.245cm" svg:y1="16.046cm" svg:x2="17.377cm" svg:y2="16.046cm">
          <text:p/>
        </draw:line>
        <draw:frame draw:style-name="gr9" draw:text-style-name="P3" draw:layer="layout" svg:width="4.017cm" svg:height="0.645cm" svg:x="16.596cm" svg:y="17.501cm">
          <draw:text-box>
            <text:p><text:span text:style-name="T1">Rotor time constante</text:span></text:p>
          </draw:text-box>
        </draw:frame>
        <draw:line draw:style-name="gr3" draw:text-style-name="P2" draw:layer="layout" svg:x1="16.683cm" svg:y1="17.889cm" svg:x2="16.683cm" svg:y2="17.21cm">
          <text:p/>
        </draw:line>
        <draw:frame draw:style-name="gr10" draw:text-style-name="P3" draw:layer="layout" svg:width="3.668cm" svg:height="0.645cm" svg:x="17.724cm" svg:y="17.113cm">
          <draw:text-box>
            <text:p><text:span text:style-name="T1">Measurement time</text:span></text:p>
          </draw:text-box>
        </draw:frame>
        <draw:line draw:style-name="gr3" draw:text-style-name="P2" draw:layer="layout" svg:x1="18.331cm" svg:y1="17.113cm" svg:x2="17.29cm" svg:y2="17.113cm">
          <text:p/>
        </draw:line>
        <draw:line draw:style-name="gr7" draw:text-style-name="P2" draw:layer="layout" svg:x1="22.9cm" svg:y1="15.984cm" svg:x2="22.9cm" svg:y2="18.8cm">
          <text:p/>
        </draw:line>
        <draw:line draw:style-name="gr7" draw:text-style-name="P2" draw:layer="layout" svg:x1="15.641cm" svg:y1="18.955cm" svg:x2="22.9cm" svg:y2="18.8cm">
          <text:p/>
        </draw:line>
        <draw:line draw:style-name="gr3" draw:text-style-name="P2" draw:layer="layout" svg:x1="16.249cm" svg:y1="18.956cm" svg:x2="16.249cm" svg:y2="17.21cm">
          <text:p/>
        </draw:line>
        <draw:frame draw:style-name="gr11" draw:text-style-name="P3" draw:layer="layout" svg:width="2.806cm" svg:height="0.645cm" svg:x="16.249cm" svg:y="18.47cm">
          <draw:text-box>
            <text:p><text:span text:style-name="T1">Omega Rotor</text:span></text:p>
          </draw:text-box>
        </draw:frame>
        <draw:line draw:style-name="gr7" draw:text-style-name="P2" draw:layer="layout" svg:x1="17.984cm" svg:y1="16.046cm" svg:x2="17.984cm" svg:y2="14.785cm">
          <text:p/>
        </draw:line>
        <draw:frame draw:style-name="gr12" draw:text-style-name="P3" draw:layer="layout" svg:width="1.372cm" svg:height="0.645cm" svg:x="16.77cm" svg:y="14.349cm">
          <draw:text-box>
            <text:p><text:span text:style-name="T1">Idq.q</text:span></text:p>
          </draw:text-box>
        </draw:frame>
        <draw:frame draw:style-name="gr13" draw:text-style-name="P3" draw:layer="layout" svg:width="1.069cm" svg:height="0.645cm" svg:x="15.294cm" svg:y="15.561cm">
          <draw:text-box>
            <text:p><text:span text:style-name="T1">imr</text:span></text:p>
          </draw:text-box>
        </draw:frame>
        <draw:custom-shape draw:style-name="gr14" draw:text-style-name="P2" draw:layer="layout" svg:width="1.042cm" svg:height="1.164cm" svg:x="11.215cm" svg:y="11.002cm">
          <text:p text:style-name="P1"><text:span text:style-name="T1"><text:s text:c="7"/></text:span><text:span text:style-name="T1">Torque contro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128cm" svg:height="1.261cm" svg:x="7.485cm" svg:y="11.002cm">
          <text:p text:style-name="P1"><text:span text:style-name="T1">Speed controller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5.034cm" svg:y1="16.337cm" svg:x2="16.249cm" svg:y2="16.337cm">
          <text:p/>
        </draw:line>
        <draw:line draw:style-name="gr17" draw:text-style-name="P2" draw:layer="layout" svg:x1="16.596cm" svg:y1="14.785cm" svg:x2="17.984cm" svg:y2="14.785cm">
          <text:p/>
        </draw:line>
        <draw:custom-shape draw:style-name="gr18" draw:text-style-name="P2" draw:layer="layout" svg:width="1.562cm" svg:height="1.746cm" svg:x="15.294cm" svg:y="4.6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6.769cm" svg:y1="15.27cm" svg:x2="17.81cm" svg:y2="15.27cm">
          <text:p/>
        </draw:line>
        <draw:line draw:style-name="gr7" draw:text-style-name="P2" draw:layer="layout" svg:x1="17.898cm" svg:y1="16.046cm" svg:x2="17.811cm" svg:y2="15.27cm">
          <text:p/>
        </draw:line>
        <draw:frame draw:style-name="gr19" draw:text-style-name="P3" draw:layer="layout" svg:width="1.373cm" svg:height="0.645cm" svg:x="16.943cm" svg:y="14.834cm">
          <draw:text-box>
            <text:p><text:span text:style-name="T1">Idq.d</text:span></text:p>
          </draw:text-box>
        </draw:frame>
        <draw:custom-shape draw:style-name="gr20" draw:text-style-name="P2" draw:layer="layout" svg:width="0.608cm" svg:height="0.679cm" svg:x="13.385cm" svg:y="5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344cm" svg:y1="5.376cm" svg:x2="13.472cm" svg:y2="5.376cm">
          <text:p/>
        </draw:line>
        <draw:line draw:style-name="gr3" draw:text-style-name="P2" draw:layer="layout" svg:x1="13.732cm" svg:y1="6.734cm" svg:x2="13.732cm" svg:y2="5.667cm">
          <text:p/>
        </draw:line>
        <draw:frame draw:style-name="gr12" draw:text-style-name="P3" draw:layer="layout" svg:width="1.372cm" svg:height="0.645cm" svg:x="13.906cm" svg:y="6.346cm">
          <draw:text-box>
            <text:p><text:span text:style-name="T1">Idq.d</text:span></text:p>
          </draw:text-box>
        </draw:frame>
        <draw:frame draw:style-name="gr21" draw:text-style-name="P3" draw:layer="layout" svg:width="0.665cm" svg:height="0.645cm" svg:x="12.951cm" svg:y="6.201cm">
          <draw:text-box>
            <text:p><text:span text:style-name="T1">-</text:span></text:p>
          </draw:text-box>
        </draw:frame>
        <draw:frame draw:style-name="gr22" draw:text-style-name="P3" draw:layer="layout" svg:width="2.026cm" svg:height="0.727cm" svg:x="12.257cm" svg:y="4.649cm">
          <draw:text-box>
            <text:p><text:span text:style-name="T1">Idq.d_ref</text:span></text:p>
          </draw:text-box>
        </draw:frame>
        <draw:line draw:style-name="gr3" draw:text-style-name="P2" draw:layer="layout" svg:x1="13.819cm" svg:y1="5.376cm" svg:x2="15.207cm" svg:y2="5.376cm">
          <text:p/>
        </draw:line>
        <draw:line draw:style-name="gr3" draw:text-style-name="P2" draw:layer="layout" svg:x1="12.431cm" svg:y1="11.39cm" svg:x2="13.386cm" svg:y2="11.39cm">
          <text:p/>
        </draw:line>
        <draw:frame draw:style-name="gr23" draw:text-style-name="P3" draw:layer="layout" svg:width="1.636cm" svg:height="0.727cm" svg:x="12.443cm" svg:y="10.76cm">
          <draw:text-box>
            <text:p><text:span text:style-name="T1">Idq.q</text:span></text:p>
          </draw:text-box>
        </draw:frame>
        <draw:line draw:style-name="gr3" draw:text-style-name="P2" draw:layer="layout" svg:x1="4.1cm" svg:y1="11.487cm" svg:x2="6.096cm" svg:y2="11.487cm">
          <text:p/>
        </draw:line>
        <draw:frame draw:style-name="gr24" draw:text-style-name="P3" draw:layer="layout" svg:width="2.347cm" svg:height="0.645cm" svg:x="4.187cm" svg:y="10.905cm">
          <draw:text-box>
            <text:p><text:span text:style-name="T1">omega_ref</text:span></text:p>
          </draw:text-box>
        </draw:frame>
        <draw:custom-shape draw:style-name="gr25" draw:text-style-name="P2" draw:layer="layout" svg:width="0.434cm" svg:height="0.485cm" svg:x="6.009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183cm" svg:y1="13.33cm" svg:x2="6.183cm" svg:y2="11.778cm">
          <text:p/>
        </draw:line>
        <draw:frame draw:style-name="gr26" draw:text-style-name="P3" draw:layer="layout" svg:width="0.666cm" svg:height="0.645cm" svg:x="5.662cm" svg:y="12.409cm">
          <draw:text-box>
            <text:p><text:span text:style-name="T1">-</text:span></text:p>
          </draw:text-box>
        </draw:frame>
        <draw:line draw:style-name="gr3" draw:text-style-name="P2" draw:layer="layout" svg:x1="6.443cm" svg:y1="11.487cm" svg:x2="7.658cm" svg:y2="11.487cm">
          <text:p/>
        </draw:line>
        <draw:custom-shape draw:style-name="gr25" draw:text-style-name="P2" draw:layer="layout" svg:width="0.434cm" svg:height="0.485cm" svg:x="10.087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699cm" svg:y1="11.487cm" svg:x2="10.087cm" svg:y2="11.487cm">
          <text:p/>
        </draw:line>
        <draw:frame draw:style-name="gr27" draw:text-style-name="P3" draw:layer="layout" svg:width="1.695cm" svg:height="0.645cm" svg:x="9.047cm" svg:y="10.905cm">
          <draw:text-box>
            <text:p><text:span text:style-name="T1">t_c_ref</text:span></text:p>
          </draw:text-box>
        </draw:frame>
        <draw:line draw:style-name="gr3" draw:text-style-name="P2" draw:layer="layout" svg:x1="10.261cm" svg:y1="12.942cm" svg:x2="10.261cm" svg:y2="11.778cm">
          <text:p/>
        </draw:line>
        <draw:frame draw:style-name="gr26" draw:text-style-name="P3" draw:layer="layout" svg:width="0.666cm" svg:height="0.645cm" svg:x="9.566cm" svg:y="12.312cm">
          <draw:text-box>
            <text:p><text:span text:style-name="T1">-</text:span></text:p>
          </draw:text-box>
        </draw:frame>
        <draw:line draw:style-name="gr3" draw:text-style-name="P2" draw:layer="layout" svg:x1="10.608cm" svg:y1="11.39cm" svg:x2="11.302cm" svg:y2="11.39cm">
          <text:p/>
        </draw:line>
        <draw:frame draw:style-name="gr28" draw:text-style-name="P3" draw:layer="layout" svg:width="3.364cm" svg:height="1.039cm" svg:x="8.526cm" svg:y="13.185cm">
          <draw:text-box>
            <text:p><text:span text:style-name="T1">Imr*3/2*np*Lm*Lm/Lr*Idq.q</text:span></text:p>
          </draw:text-box>
        </draw:frame>
        <draw:custom-shape draw:style-name="gr29" draw:text-style-name="P2" draw:layer="layout" svg:width="1.736cm" svg:height="1.94cm" svg:x="16.249cm" svg:y="7.898cm">
          <text:p text:style-name="P1"><text:span text:style-name="T1"><text:s text:c="8"/></text:span><text:span text:style-name="T1">Decoupling </text:span></text:p>
          <text:p text:style-name="P1"><text:span text:style-name="T1">cal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86cm" svg:y1="7.898cm" svg:x2="16.335cm" svg:y2="7.898cm">
          <text:p/>
        </draw:line>
        <draw:line draw:style-name="gr3" draw:text-style-name="P2" draw:layer="layout" svg:x1="14.86cm" svg:y1="8.771cm" svg:x2="16.335cm" svg:y2="8.771cm">
          <text:p/>
        </draw:line>
        <draw:line draw:style-name="gr30" draw:text-style-name="P2" draw:layer="layout" svg:x1="14.774cm" svg:y1="9.256cm" svg:x2="16.249cm" svg:y2="9.256cm">
          <text:p text:style-name="P1"><text:span text:style-name="T1">imr</text:span></text:p>
        </draw:line>
        <draw:line draw:style-name="gr3" draw:text-style-name="P2" draw:layer="layout" svg:x1="14.947cm" svg:y1="9.838cm" svg:x2="16.249cm" svg:y2="9.838cm">
          <text:p/>
        </draw:line>
        <draw:frame draw:style-name="gr12" draw:text-style-name="P3" draw:layer="layout" svg:width="1.372cm" svg:height="0.645cm" svg:x="14.774cm" svg:y="7.559cm">
          <draw:text-box>
            <text:p><text:span text:style-name="T1">Idq.d</text:span></text:p>
          </draw:text-box>
        </draw:frame>
        <draw:frame draw:style-name="gr12" draw:text-style-name="P3" draw:layer="layout" svg:width="1.372cm" svg:height="0.645cm" svg:x="14.774cm" svg:y="8.286cm">
          <draw:text-box>
            <text:p><text:span text:style-name="T1">Idq.q</text:span></text:p>
          </draw:text-box>
        </draw:frame>
        <draw:frame draw:style-name="gr31" draw:text-style-name="P3" draw:layer="layout" svg:width="1.255cm" svg:height="0.645cm" svg:x="15.294cm" svg:y="9.741cm">
          <draw:text-box>
            <text:p><text:span text:style-name="T1">wmr</text:span></text:p>
          </draw:text-box>
        </draw:frame>
        <draw:line draw:style-name="gr7" draw:text-style-name="P2" draw:layer="layout" svg:x1="13.298cm" svg:y1="11.39cm" svg:x2="19.372cm" svg:y2="11.293cm">
          <text:p/>
        </draw:line>
        <draw:custom-shape draw:style-name="gr25" draw:text-style-name="P2" draw:layer="layout" svg:width="0.434cm" svg:height="0.485cm" svg:x="19.113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373cm" svg:y1="11.293cm" svg:x2="19.373cm" svg:y2="9.547cm">
          <text:p/>
        </draw:line>
        <draw:line draw:style-name="gr3" draw:text-style-name="P2" draw:layer="layout" svg:x1="17.984cm" svg:y1="9.353cm" svg:x2="19.112cm" svg:y2="9.353cm">
          <text:p/>
        </draw:line>
        <draw:custom-shape draw:style-name="gr32" draw:text-style-name="P2" draw:layer="layout" svg:width="0.521cm" svg:height="0.582cm" svg:x="19.026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984cm" svg:y1="8.189cm" svg:x2="19.025cm" svg:y2="8.189cm">
          <text:p/>
        </draw:line>
        <draw:line draw:style-name="gr3" draw:text-style-name="P2" draw:layer="layout" svg:x1="19.199cm" svg:y1="5.376cm" svg:x2="19.199cm" svg:y2="7.898cm">
          <text:p/>
        </draw:line>
        <draw:line draw:style-name="gr7" draw:text-style-name="P2" draw:layer="layout" svg:x1="16.856cm" svg:y1="5.376cm" svg:x2="19.199cm" svg:y2="5.376cm">
          <text:p/>
        </draw:line>
        <draw:line draw:style-name="gr3" draw:text-style-name="P2" draw:layer="layout" svg:x1="19.72cm" svg:y1="8.092cm" svg:x2="20.848cm" svg:y2="8.092cm">
          <text:p/>
        </draw:line>
        <draw:line draw:style-name="gr3" draw:text-style-name="P2" draw:layer="layout" svg:x1="19.633cm" svg:y1="9.353cm" svg:x2="20.848cm" svg:y2="9.353cm">
          <text:p/>
        </draw:line>
        <draw:custom-shape draw:style-name="gr33" draw:text-style-name="P2" draw:layer="layout" svg:width="1.648cm" svg:height="1.843cm" svg:x="20.848cm" svg:y="7.704cm">
          <text:p text:style-name="P1"><text:span text:style-name="T1">invpark</text:span></text:p>
          <draw:enhanced-geometry svg:viewBox="0 0 21600 21600" draw:type="rectangle" draw:enhanced-path="M 0 0 L 21600 0 21600 21600 0 21600 0 0 Z N"/>
        </draw:custom-shape>
        <draw:line draw:style-name="gr3" draw:text-style-name="P2" xml:id="id2" draw:id="id2" draw:layer="layout" svg:x1="21.455cm" svg:y1="11.681cm" svg:x2="21.542cm" svg:y2="9.547cm">
          <text:p/>
        </draw:line>
        <draw:line draw:style-name="gr3" draw:text-style-name="P2" draw:layer="layout" svg:x1="22.236cm" svg:y1="8.189cm" svg:x2="23.624cm" svg:y2="8.189cm">
          <text:p/>
        </draw:line>
        <draw:line draw:style-name="gr3" draw:text-style-name="P2" draw:layer="layout" svg:x1="22.236cm" svg:y1="9.256cm" svg:x2="23.624cm" svg:y2="9.256cm">
          <text:p/>
        </draw:line>
        <draw:frame draw:style-name="gr34" draw:text-style-name="P3" draw:layer="layout" svg:width="1.713cm" svg:height="0.645cm" svg:x="22.496cm" svg:y="7.462cm">
          <draw:text-box>
            <text:p><text:span text:style-name="T1">v.alpha</text:span></text:p>
          </draw:text-box>
        </draw:frame>
        <draw:frame draw:style-name="gr35" draw:text-style-name="P3" draw:layer="layout" svg:width="1.527cm" svg:height="0.645cm" svg:x="22.67cm" svg:y="8.529cm">
          <draw:text-box>
            <text:p><text:span text:style-name="T1">v.beta</text:span></text:p>
          </draw:text-box>
        </draw:frame>
        <draw:line draw:style-name="gr3" draw:text-style-name="P1" draw:layer="layout" svg:x1="16.249cm" svg:y1="17.016cm" svg:x2="15.121cm" svg:y2="17.016cm">
          <text:p/>
        </draw:line>
        <draw:frame draw:style-name="gr28" draw:text-style-name="P3" draw:layer="layout" svg:width="1.186cm" svg:height="1.039cm" svg:x="15.468cm" svg:y="16.483cm">
          <draw:text-box>
            <text:p><text:span text:style-name="T1">wmr</text:span></text:p>
          </draw:text-box>
        </draw:frame>
        <draw:frame draw:style-name="gr36" draw:text-style-name="P3" draw:layer="layout" svg:width="2.661cm" svg:height="0.645cm" svg:x="4.642cm" svg:y="13.33cm">
          <draw:text-box>
            <text:p><text:span text:style-name="T1">Omega rotor</text:span></text:p>
          </draw:text-box>
        </draw:frame>
        <draw:line draw:style-name="gr3" draw:text-style-name="P1" draw:layer="layout" svg:x1="11.823cm" svg:y1="11.002cm" svg:x2="12.344cm" svg:y2="5.376cm">
          <text:p/>
        </draw:line>
        <draw:frame draw:style-name="gr37" draw:text-style-name="P3" draw:layer="layout" svg:width="2.184cm" svg:height="1.073cm" svg:x="10.5cm" svg:y="7.4cm">
          <draw:text-box>
            <text:p><text:span text:style-name="T1">IDQ_d_</text:span></text:p>
            <text:p><text:span text:style-name="T1">LMA</text:span></text:p>
          </draw:text-box>
        </draw:frame>
        <draw:custom-shape draw:style-name="gr38" draw:text-style-name="P4" draw:layer="layout" svg:width="1.389cm" svg:height="1.552cm" svg:x="23.711cm" svg:y="7.995cm">
          <text:p text:style-name="P1"><text:span text:style-name="T2">SVPWM</text:span></text:p>
          <text:p text:style-name="P1"><text:span text:style-name="T2">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svg:x1="16.422cm" svg:y1="13.427cm" svg:x2="21.498cm" svg:y2="11.681cm" draw:start-shape="id1" draw:start-glue-point="0" draw:end-shape="id2" draw:end-glue-point="2" svg:d="M16422 13427v-872h5076v-874" svg:viewBox="0 0 5077 1747">
          <text:p/>
        </draw:connector>
        <draw:custom-shape draw:style-name="gr40" draw:text-style-name="P2" draw:layer="layout" svg:width="1.1cm" svg:height="1.3cm" svg:x="22.4cm" svg:y="12.8cm">
          <text:p text:style-name="P1"><text:span text:style-name="T1">IGB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9cm" svg:height="1.1cm" svg:x="25.9cm" svg:y="13cm">
          <text:p text:style-name="P1"><text:span text:style-name="T1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9cm" svg:y1="9.5cm" svg:x2="22.8cm" svg:y2="13cm">
          <text:p/>
        </draw:line>
        <draw:line draw:style-name="gr3" draw:text-style-name="P1" draw:layer="layout" svg:x1="24.1cm" svg:y1="9.6cm" svg:x2="23cm" svg:y2="13cm">
          <text:p/>
        </draw:line>
        <draw:line draw:style-name="gr3" draw:text-style-name="P1" draw:layer="layout" svg:x1="24.4cm" svg:y1="9.6cm" svg:x2="23.4cm" svg:y2="12.9cm">
          <text:p/>
        </draw:line>
        <draw:line draw:style-name="gr3" draw:text-style-name="P1" draw:layer="layout" svg:x1="22.4cm" svg:y1="15.5cm" svg:x2="19.6cm" svg:y2="15.5cm">
          <text:p/>
        </draw:line>
        <draw:line draw:style-name="gr3" draw:text-style-name="P1" draw:layer="layout" svg:x1="22.6cm" svg:y1="15.9cm" svg:x2="19.7cm" svg:y2="15.9cm">
          <text:p/>
        </draw:line>
        <draw:frame draw:style-name="gr42" draw:text-style-name="P5" draw:layer="layout" svg:width="2.3cm" svg:height="0.619cm" svg:x="20.1cm" svg:y="15.081cm">
          <draw:text-box>
            <text:p><text:span text:style-name="T3">ib</text:span></text:p>
          </draw:text-box>
        </draw:frame>
        <draw:frame draw:style-name="gr43" draw:text-style-name="P5" draw:layer="layout" svg:width="0.764cm" svg:height="0.619cm" svg:x="20.2cm" svg:y="15.981cm">
          <draw:text-box>
            <text:p><text:span text:style-name="T3">ic</text:span></text:p>
          </draw:text-box>
        </draw:frame>
        <draw:line draw:style-name="gr3" draw:text-style-name="P1" draw:layer="layout" svg:x1="15.8cm" svg:y1="19cm" svg:x2="13.4cm" svg:y2="18.8cm">
          <text:p/>
        </draw:line>
        <draw:custom-shape draw:style-name="gr44" draw:text-style-name="P1" draw:layer="layout" svg:width="0.1cm" svg:height="0.8cm" svg:x="22.5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" draw:layer="layout" svg:width="0.1cm" svg:height="0.8cm" svg:x="23.2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" draw:layer="layout" svg:width="0.1cm" svg:height="0.8cm" svg:x="22.9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1" draw:layer="layout" svg:width="0.1cm" svg:height="2.599cm" draw:transform="rotate (1.57673044625168) translate (23.32cm 13.208cm)">
          <text:p/>
          <draw:enhanced-geometry svg:viewBox="0 0 21600 21600" draw:mirror-vertical="false" draw:text-areas="?f0 ?f8 ?f2 ?f9" draw:type="up-down-arrow" draw:modifiers="5087.4251497006 5804.595404595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1" draw:layer="layout" svg:width="0.1cm" svg:height="2.599cm" draw:transform="rotate (1.57673044625168) translate (23.401cm 13.815cm)">
          <text:p/>
          <draw:enhanced-geometry svg:viewBox="0 0 21600 21600" draw:mirror-vertical="false" draw:text-areas="?f0 ?f8 ?f2 ?f9" draw:type="up-down-arrow" draw:modifiers="5087.4251497006 5804.595404595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3" draw:layer="layout" svg:width="2.14cm" svg:height="0.645cm" svg:x="24cm" svg:y="10.7cm">
          <draw:text-box>
            <text:p><text:span text:style-name="T1">PWMa,b,c</text:span></text:p>
          </draw:text-box>
        </draw:frame>
        <draw:frame draw:style-name="gr47" draw:text-style-name="P6" draw:layer="layout" svg:width="1.099cm" svg:height="0.725cm" svg:x="19.5cm" svg:y="7.4cm">
          <draw:text-box>
            <text:p><text:span text:style-name="T4">V.d</text:span></text:p>
          </draw:text-box>
        </draw:frame>
        <draw:frame draw:style-name="gr48" draw:text-style-name="P6" draw:layer="layout" svg:width="1.095cm" svg:height="0.725cm" svg:x="19.5cm" svg:y="8.7cm">
          <draw:text-box>
            <text:p><text:span text:style-name="T4">V.q</text:span></text:p>
          </draw:text-box>
        </draw:frame>
        <draw:frame draw:style-name="gr49" draw:text-style-name="P3" draw:layer="layout" svg:width="6.374cm" svg:height="0.645cm" svg:x="16.526cm" svg:y="4.7cm">
          <draw:text-box>
            <text:p><text:span text:style-name="T1">Rotor current magnetization control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1:39:10.665718812</meta:creation-date>
    <dc:date>2018-08-25T11:58:17.315175052</dc:date>
    <meta:editing-duration>P1DT20H38M42S</meta:editing-duration>
    <meta:editing-cycles>14</meta:editing-cycles>
    <meta:generator>LibreOffice/4.3.3.2$Linux_X86_64 LibreOffice_project/430m0$Build-2</meta:generator>
    <meta:document-statistic meta:object-count="102"/>
  </office:meta>
</office:document-meta>
</file>